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69cm" fo:min-width="22.426cm"/>
    </style:style>
    <style:style style:name="gr9" style:family="graphic" style:parent-style-name="objectwithoutfill">
      <style:graphic-properties draw:marker-end="Diamond_20_unfilled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65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37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1.92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5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37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6.62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1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5cm" fo:min-width="6.01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5cm" fo:min-width="9.7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5cm" fo:min-width="5.27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7.30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5.20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44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9.74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3.45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26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79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37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01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9.03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8.837cm"/>
    </style:style>
    <style:style style:name="gr33" style:family="graphic" style:parent-style-name="objectwithoutfill">
      <style:graphic-properties draw:marker-end="Diamond" draw:marker-end-width="0.3cm" draw:fill="none" draw:textarea-vertical-align="middle"/>
    </style:style>
    <style:style style:name="gr3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style:paragraph-properties fo:text-align="center"/>
      <style:text-properties fo:font-size="24pt" fo:font-style="italic" style:font-size-asian="24pt" style:font-style-asian="italic" style:font-size-complex="24pt" style:font-style-complex="italic"/>
    </style:style>
    <style:style style:name="P6" style:family="paragraph">
      <style:paragraph-properties fo:text-align="center"/>
      <style:text-properties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style:paragraph-properties fo:text-align="center"/>
      <style:text-properties fo:font-size="18pt" style:text-underline-style="solid" style:text-underline-width="auto" style:text-underline-color="font-color" style:font-size-asian="18pt" style:font-size-complex="18pt"/>
    </style:style>
    <style:style style:name="P9" style:family="paragraph">
      <style:paragraph-properties fo:text-align="center"/>
      <style:text-properties fo:font-size="18pt" style:text-underline-style="none" style:font-size-asian="18pt" style:font-size-complex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1" style:family="text">
      <style:text-properties fo:font-size="18pt" style:text-underline-style="non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7.78cm" svg:height="2.778cm" svg:x="32.554cm" svg:y="46.752cm">
          <text:p>+Contact()</text:p>
          <text:p>+Contact(vGap: double)</text:p>
        </draw:rect>
        <draw:rect draw:style-name="gr1" draw:text-style-name="P1" xml:id="id11" draw:id="id11" draw:layer="layout" svg:width="17.78cm" svg:height="1.665cm" svg:x="32.554cm" svg:y="42.291cm">
          <text:p text:style-name="P1"><text:span text:style-name="T1">ContactPane</text:span></text:p>
        </draw:rect>
        <draw:custom-shape draw:style-name="gr2" draw:text-style-name="P2" xml:id="id1" draw:id="id1" draw:layer="layout" svg:width="23.055cm" svg:height="1.27cm" svg:x="27.618cm" svg:y="13.589cm">
          <text:p text:style-name="P1"><text:span text:style-name="T1">PaintApplica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10" draw:id="id10" draw:layer="layout" svg:width="23.055cm" svg:height="8.188cm" svg:x="27.618cm" svg:y="14.74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6" draw:id="id6" draw:layer="layout" svg:width="23.055cm" svg:height="10.467cm" svg:x="27.618cm" svg:y="22.93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rect draw:style-name="gr1" draw:text-style-name="P1" xml:id="id20" draw:id="id20" draw:layer="layout" svg:width="10.795cm" svg:height="1.27cm" svg:x="26.077cm" svg:y="39.497cm">
          <text:p text:style-name="P1"><text:span text:style-name="T1">javafx.scene.layout.VBox</text:span></text:p>
        </draw:rect>
        <draw:rect draw:style-name="gr1" draw:text-style-name="P1" xml:id="id2" draw:id="id2" draw:layer="layout" svg:width="12.319cm" svg:height="1.27cm" svg:x="31.411cm" svg:y="10.668cm">
          <text:p text:style-name="P1"><text:span text:style-name="T1">javafx.application.Application</text:span></text:p>
        </draw:rect>
        <draw:connector draw:style-name="gr4" draw:text-style-name="P1" draw:layer="layout" draw:type="lines" svg:x1="39.146cm" svg:y1="13.589cm" svg:x2="37.57cm" svg:y2="11.938cm" draw:start-shape="id1" draw:start-glue-point="4" draw:end-shape="id2" draw:end-glue-point="2" svg:d="M39146 13589v-501l-1576-649v-501">
          <text:p/>
        </draw:connector>
        <draw:frame draw:style-name="gr5" draw:layer="layout" svg:width="11.049cm" svg:height="1.117cm" svg:x="27.601cm" svg:y="15.721cm">
          <draw:text-box>
            <text:p>- <text:span text:style-name="T2">contactPane: ContactPane</text:span></text:p>
          </draw:text-box>
        </draw:frame>
        <draw:frame draw:style-name="gr6" draw:layer="layout" svg:width="16.493cm" svg:height="1.323cm" svg:x="27.618cm" svg:y="16.584cm">
          <draw:text-box>
            <text:p>- listOfNodeLabels <text:span text:style-name="T2">: ObservableList&lt;javafx.scene.Node&gt;</text:span></text:p>
          </draw:text-box>
        </draw:frame>
        <draw:frame draw:style-name="gr7" draw:layer="layout" svg:width="10.795cm" svg:height="4.523cm" svg:x="27.601cm" svg:y="17.448cm">
          <draw:text-box>
            <text:p>- nameField: TextField</text:p>
            <text:p>-addressField: TextField</text:p>
            <text:p>-birthdayField: TextField</text:p>
            <text:p>-emailField: TextField</text:p>
            <text:p>-phoneField: TextField</text:p>
            <text:p>-notesArea: TextArea</text:p>
          </draw:text-box>
        </draw:frame>
        <draw:frame draw:style-name="gr8" xml:id="id16" draw:id="id16" draw:layer="layout" svg:width="22.926cm" svg:height="10.219cm" svg:x="27.675cm" svg:y="23.357cm">
          <draw:text-box>
            <text:p><text:span text:style-name="T3">+start(stage: Stage): void</text:span></text:p>
            <text:p><text:span text:style-name="T3">- getErrorFormattingStage() : Stage</text:span></text:p>
            <text:p><text:span text:style-name="T3">- getSelectedContact(name: String) : Contact</text:span></text:p>
            <text:p><text:span text:style-name="T4">- getFileNames() : ObservableList&lt;String&gt;</text:span></text:p>
            <text:p><text:span text:style-name="T5">+ getBirthdayValues(dateStr: String) : int[]</text:span></text:p>
            <text:p><text:span text:style-name="T4">+ comparePrint&lt;E&gt;(e: E, r: E) : void</text:span></text:p>
            <text:p><text:span text:style-name="T5">+ displayContact(contactListView : ListView&lt;String&gt;): void</text:span></text:p>
            <text:p><text:span text:style-name="T5">+ displayContact(chosenContact : Contact): void</text:span></text:p>
            <text:p><text:span text:style-name="T5">+ isFieldsFull() : boolean</text:span></text:p>
            <text:p><text:span text:style-name="T5">+ clearFields() : void</text:span></text:p>
            <text:p><text:span text:style-name="T4"># toggleOptionPanes(panesToggled : Boolean, rightPane : FlowPane,</text:span></text:p>
            <text:p><text:span text:style-name="T4">emailStackPane : EmailStackPane, largestBirthdayPane : LargestBirthdayPane,</text:span></text:p>
            <text:p><text:span text:style-name="T4">findPhoneNumberPane : FindPhoneNumberPane,</text:span></text:p>
            <text:p><text:span text:style-name="T4">transferContactPane : TransferContactPane) : boolean</text:span></text:p>
          </draw:text-box>
        </draw:frame>
        <draw:custom-shape draw:style-name="gr2" draw:text-style-name="P3" xml:id="id3" draw:id="id3" draw:layer="layout" svg:width="17.272cm" svg:height="1.397cm" svg:x="4.868cm" svg:y="19.177cm">
          <text:p text:style-name="P1"><text:span text:style-name="T6">QuickSor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17.272cm" svg:height="3.175cm" svg:x="4.868cm" svg:y="21.082cm">
          <text:p text:style-name="P1"><text:span text:style-name="T3">+quickSort(list: List&lt;Contact&gt;):void</text:span></text:p>
          <text:p text:style-name="P1"><text:span text:style-name="T3">#quickSort(list: List&lt;Contact&gt;, first: int, last: int): void</text:span></text:p>
          <text:p text:style-name="P1"><text:span text:style-name="T3">#partition(list: List&lt;Contact&gt;, first: int, last: int): i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4.732cm" svg:height="1.397cm" svg:x="6.138cm" svg:y="13.081cm">
          <text:p text:style-name="P1"><text:span text:style-name="T1">LargestBirthdayPa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4" draw:id="id4" draw:layer="layout" svg:width="14.732cm" svg:height="2.032cm" svg:x="6.138cm" svg:y="14.732cm">
          <text:p text:style-name="P1">- LargestBirthdayPane()</text:p>
          <text:p text:style-name="P1">+ LargestBirthdayPane(nameField : TextField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13.504cm" svg:y1="19.177cm" svg:x2="13.504cm" svg:y2="16.764cm" draw:start-shape="id3" draw:start-glue-point="4" draw:end-shape="id4" draw:end-glue-point="6" svg:d="M13504 19177v-2413">
          <text:p/>
        </draw:connector>
        <draw:custom-shape draw:style-name="gr3" draw:text-style-name="P1" draw:layer="layout" svg:width="17.611cm" svg:height="6.731cm" svg:x="54.906cm" svg:y="12.06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7.611cm" svg:height="1.27cm" svg:x="54.906cm" svg:y="10.922cm">
          <text:p text:style-name="P1"><text:span text:style-name="T1">Conta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layer="layout" svg:width="5.154cm" svg:height="0.963cm" svg:x="55.086cm" svg:y="13.388cm">
          <draw:text-box>
            <text:p>- address: String</text:p>
          </draw:text-box>
        </draw:frame>
        <draw:frame draw:style-name="gr11" draw:layer="layout" svg:width="4.486cm" svg:height="0.963cm" svg:x="55.119cm" svg:y="12.319cm">
          <draw:text-box>
            <text:p>- name: String</text:p>
          </draw:text-box>
        </draw:frame>
        <draw:frame draw:style-name="gr12" draw:layer="layout" svg:width="8.871cm" svg:height="0.963cm" svg:x="55.16cm" svg:y="14.666cm">
          <draw:text-box>
            <text:p>- birthday: GregorianCalendar</text:p>
          </draw:text-box>
        </draw:frame>
        <draw:frame draw:style-name="gr13" draw:layer="layout" svg:width="6.45cm" svg:height="0.963cm" svg:x="55.16cm" svg:y="16.637cm">
          <draw:text-box>
            <text:p>- phoneNumber: long</text:p>
          </draw:text-box>
        </draw:frame>
        <draw:custom-shape draw:style-name="gr3" draw:text-style-name="P1" xml:id="id5" draw:id="id5" draw:layer="layout" svg:width="17.611cm" svg:height="18.542cm" svg:x="54.906cm" svg:y="18.79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4" draw:layer="layout" svg:width="12.423cm" svg:height="1.675cm" svg:x="55.09cm" svg:y="21.82cm">
          <draw:text-box>
            <text:p>+ getPhoneNumberFormat(phoneNumber:</text:p>
            <text:p><text:s/>long): String</text:p>
          </draw:text-box>
        </draw:frame>
        <draw:frame draw:style-name="gr15" draw:layer="layout" svg:width="4.452cm" svg:height="0.963cm" svg:x="55.16cm" svg:y="17.526cm">
          <draw:text-box>
            <text:p>- notes: String</text:p>
          </draw:text-box>
        </draw:frame>
        <draw:frame draw:style-name="gr16" draw:layer="layout" svg:width="5.878cm" svg:height="0.963cm" svg:x="55.033cm" svg:y="23.241cm">
          <draw:text-box>
            <text:p>+ getName():String</text:p>
          </draw:text-box>
        </draw:frame>
        <draw:frame draw:style-name="gr17" draw:layer="layout" svg:width="17.122cm" svg:height="2.387cm" svg:x="55.268cm" svg:y="19.812cm">
          <draw:text-box>
            <text:p>+ Contact(name: String,</text:p>
            <text:p>address: String, birthday: GregorianCalendar, email: String,</text:p>
            <text:p>phoneNumber: long, notes: String)</text:p>
          </draw:text-box>
        </draw:frame>
        <draw:frame draw:style-name="gr13" draw:layer="layout" svg:width="6.45cm" svg:height="0.963cm" svg:x="55.16cm" svg:y="15.621cm">
          <draw:text-box>
            <text:p>- email: String</text:p>
          </draw:text-box>
        </draw:frame>
        <draw:frame draw:style-name="gr18" draw:layer="layout" svg:width="3.66cm" svg:height="0.963cm" svg:x="55.221cm" svg:y="18.976cm">
          <draw:text-box>
            <text:p>+ Contact()</text:p>
          </draw:text-box>
        </draw:frame>
        <draw:frame draw:style-name="gr19" draw:layer="layout" svg:width="6.513cm" svg:height="4.9cm" svg:x="55.047cm" svg:y="24.183cm">
          <draw:text-box>
            <text:p>+ getAddress():String</text:p>
          </draw:text-box>
        </draw:frame>
        <draw:frame draw:style-name="gr20" draw:layer="layout" svg:width="10.23cm" svg:height="4.9cm" svg:x="55.033cm" svg:y="24.945cm">
          <draw:text-box>
            <text:p>+ getBirthday():GregorianCalendar</text:p>
          </draw:text-box>
        </draw:frame>
        <draw:frame draw:style-name="gr21" draw:layer="layout" svg:width="5.773cm" svg:height="4.9cm" svg:x="55.033cm" svg:y="25.781cm">
          <draw:text-box>
            <text:p>+ getEmail():String</text:p>
          </draw:text-box>
        </draw:frame>
        <draw:frame draw:style-name="gr22" draw:layer="layout" svg:width="7.809cm" svg:height="1.09cm" svg:x="55.022cm" svg:y="26.543cm">
          <draw:text-box>
            <text:p>+ getPhoneNumber():long</text:p>
          </draw:text-box>
        </draw:frame>
        <draw:frame draw:style-name="gr23" draw:layer="layout" svg:width="5.701cm" svg:height="1.09cm" svg:x="55.033cm" svg:y="27.358cm">
          <draw:text-box>
            <text:p>+ getNotes():long</text:p>
          </draw:text-box>
        </draw:frame>
        <draw:frame draw:style-name="gr24" draw:layer="layout" svg:width="8.943cm" svg:height="0.963cm" svg:x="55.16cm" svg:y="28.321cm">
          <draw:text-box>
            <text:p>+ setName(name:String): void</text:p>
          </draw:text-box>
        </draw:frame>
        <draw:frame draw:style-name="gr25" draw:layer="layout" svg:width="10.247cm" svg:height="0.963cm" svg:x="55.158cm" svg:y="29.21cm">
          <draw:text-box>
            <text:p>+ setAddress(address:String): void</text:p>
          </draw:text-box>
        </draw:frame>
        <draw:frame draw:style-name="gr26" draw:layer="layout" svg:width="13.956cm" svg:height="0.963cm" svg:x="55.124cm" svg:y="30.099cm">
          <draw:text-box>
            <text:p>+ setBirthday(birthday:GregorianCalendar): void</text:p>
          </draw:text-box>
        </draw:frame>
        <draw:frame draw:style-name="gr27" draw:layer="layout" svg:width="8.765cm" svg:height="0.963cm" svg:x="55.16cm" svg:y="30.861cm">
          <draw:text-box>
            <text:p>+ setEmail(email:String): void</text:p>
          </draw:text-box>
        </draw:frame>
        <draw:frame draw:style-name="gr28" draw:layer="layout" svg:width="13.299cm" svg:height="0.963cm" svg:x="55.16cm" svg:y="31.75cm">
          <draw:text-box>
            <text:p>+ setPhoneNumber(phoneNumber:long): void</text:p>
          </draw:text-box>
        </draw:frame>
        <draw:frame draw:style-name="gr29" draw:layer="layout" svg:width="8.876cm" svg:height="0.963cm" svg:x="55.16cm" svg:y="32.438cm">
          <draw:text-box>
            <text:p>+ setNotes(notes:String): void</text:p>
          </draw:text-box>
        </draw:frame>
        <draw:frame draw:style-name="gr30" draw:layer="layout" svg:width="8.516cm" svg:height="0.963cm" svg:x="55.204cm" svg:y="33.147cm">
          <draw:text-box>
            <text:p>+ getBirthdayFormat():String</text:p>
          </draw:text-box>
        </draw:frame>
        <draw:frame draw:style-name="gr31" draw:layer="layout" svg:width="9.536cm" svg:height="0.963cm" svg:x="55.204cm" svg:y="33.909cm">
          <draw:text-box>
            <text:p>+ getBirthdayFileFormat():String</text:p>
          </draw:text-box>
        </draw:frame>
        <draw:frame draw:style-name="gr32" draw:layer="layout" svg:width="9.337cm" svg:height="2.387cm" svg:x="55.2cm" svg:y="34.671cm">
          <draw:text-box>
            <text:p>+ save():void</text:p>
            <text:p>+ compareTo(o: Contact):String</text:p>
            <text:p>+ toString():String</text:p>
          </draw:text-box>
        </draw:frame>
        <draw:connector draw:style-name="gr9" draw:text-style-name="P1" draw:layer="layout" svg:x1="54.906cm" svg:y1="28.067cm" svg:x2="50.673cm" svg:y2="28.168cm" draw:start-shape="id5" draw:start-glue-point="5" draw:end-shape="id6" draw:end-glue-point="7" svg:d="M54906 28067h-2117v101h-2116">
          <text:p/>
        </draw:connector>
        <draw:custom-shape draw:style-name="gr2" draw:text-style-name="P2" xml:id="id7" draw:id="id7" draw:layer="layout" svg:width="17.272cm" svg:height="1.397cm" svg:x="3.979cm" svg:y="36.449cm">
          <text:p text:style-name="P1"><text:span text:style-name="T1">FindPhoneNumberPa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rect draw:style-name="gr1" draw:text-style-name="P1" xml:id="id8" draw:id="id8" draw:layer="layout" svg:width="11.557cm" svg:height="1.016cm" svg:x="7.789cm" svg:y="33.401cm">
          <text:p text:style-name="P1"><text:span text:style-name="T1">javafx.scene.layout.HBox</text:span></text:p>
        </draw:rect>
        <draw:connector draw:style-name="gr4" draw:text-style-name="P1" draw:layer="layout" svg:x1="12.615cm" svg:y1="36.449cm" svg:x2="13.567cm" svg:y2="34.417cm" draw:start-shape="id7" draw:start-glue-point="4" draw:end-shape="id8" draw:end-glue-point="2" svg:d="M12615 36449v-1016h952v-1016">
          <text:p/>
        </draw:connector>
        <draw:custom-shape draw:style-name="gr2" draw:text-style-name="P1" xml:id="id9" draw:id="id9" draw:layer="layout" svg:width="17.272cm" svg:height="1.397cm" svg:x="3.979cm" svg:y="38.227cm">
          <text:p text:style-name="P1">+ FindPhoneNumberPane()</text:p>
          <text:p text:style-name="P1">- buildTree(contractTree : Tree24&lt;Long&gt;) : void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3" draw:text-style-name="P1" draw:layer="layout" svg:x1="21.251cm" svg:y1="38.926cm" svg:x2="27.618cm" svg:y2="18.84cm" draw:start-shape="id9" draw:start-glue-point="7" draw:end-shape="id10" draw:end-glue-point="5" svg:d="M21251 38926h3184v-20086h3183">
          <text:p/>
        </draw:connector>
        <draw:rect draw:style-name="gr1" draw:text-style-name="P4" draw:layer="layout" svg:width="17.78cm" svg:height="2.778cm" svg:x="32.554cm" svg:y="43.958cm">
          <text:p><text:span text:style-name="T3">+ DEFAULT_MESSAGE: String</text:span></text:p>
          <text:p><text:span text:style-name="T3"># PREFERRED_COLUMN_COUNT : int</text:span></text:p>
        </draw:rect>
        <draw:connector draw:style-name="gr33" draw:text-style-name="P1" draw:layer="layout" svg:x1="41.444cm" svg:y1="42.291cm" svg:x2="39.145cm" svg:y2="33.401cm" draw:start-shape="id11" draw:start-glue-point="0" draw:end-shape="id6" svg:d="M41444 42291v-4445h-2299v-4445">
          <text:p/>
        </draw:connector>
        <draw:connector draw:style-name="gr33" draw:text-style-name="P1" draw:layer="layout" svg:x1="20.87cm" svg:y1="15.748cm" svg:x2="27.618cm" svg:y2="14.224cm" draw:start-shape="id4" draw:start-glue-point="7" draw:end-shape="id1" draw:end-glue-point="5" svg:d="M20870 15748h3374v-1524h3374">
          <text:p/>
        </draw:connector>
        <draw:custom-shape draw:style-name="gr2" draw:text-style-name="P2" xml:id="id12" draw:id="id12" draw:layer="layout" svg:width="17.272cm" svg:height="1.397cm" svg:x="5.004cm" svg:y="47.752cm">
          <text:p text:style-name="P1"><text:span text:style-name="T1">EmailStackPa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rect draw:style-name="gr1" draw:text-style-name="P1" xml:id="id13" draw:id="id13" draw:layer="layout" svg:width="13.453cm" svg:height="1.016cm" svg:x="8.814cm" svg:y="44.704cm">
          <text:p text:style-name="P1"><text:span text:style-name="T1">javafx.scene.layout.BorderPane</text:span></text:p>
        </draw:rect>
        <draw:connector draw:style-name="gr4" draw:text-style-name="P1" draw:layer="layout" svg:x1="13.64cm" svg:y1="47.752cm" svg:x2="15.54cm" svg:y2="45.72cm" draw:start-shape="id12" draw:start-glue-point="4" draw:end-shape="id13" draw:end-glue-point="2" svg:d="M13640 47752v-1016h1900v-1016">
          <text:p/>
        </draw:connector>
        <draw:custom-shape draw:style-name="gr2" draw:text-style-name="P1" xml:id="id14" draw:id="id14" draw:layer="layout" svg:width="17.272cm" svg:height="2.286cm" svg:x="4.953cm" svg:y="49.53cm">
          <text:p text:style-name="P1">- EmailStackPane()</text:p>
          <text:p text:style-name="P1">+ EmailStackPane(emailField : TextField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3" draw:text-style-name="P1" draw:layer="layout" svg:x1="22.225cm" svg:y1="50.673cm" svg:x2="27.618cm" svg:y2="28.168cm" draw:start-shape="id14" draw:start-glue-point="7" draw:end-shape="id6" draw:end-glue-point="5" svg:d="M22225 50673h2697v-22505h2696">
          <text:p/>
        </draw:connector>
        <draw:custom-shape draw:style-name="gr2" draw:text-style-name="P2" xml:id="id15" draw:id="id15" draw:layer="layout" svg:width="17.272cm" svg:height="1.397cm" svg:x="53.772cm" svg:y="47.752cm">
          <text:p text:style-name="P1"><text:span text:style-name="T1">HashTableM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7.272cm" svg:height="5.715cm" svg:x="53.763cm" svg:y="51.435cm">
          <text:p text:style-name="P1">+ HashTableMap ()</text:p>
          <text:p text:style-name="P1">+ HashTableMap(mapSize : int)</text:p>
          <text:p text:style-name="P1">+ search (name : String) : boolean</text:p>
          <text:p text:style-name="P1">+ add(name : String) : boolean</text:p>
          <text:p text:style-name="P1">+ remove (name : String) : boolean</text:p>
          <text:p text:style-name="P1">+ buildInitialMap (comboBox : ComboBox&lt;String&gt;) : void</text:p>
          <text:p text:style-name="P1">- buildInitialMap () : void</text:p>
          <text:p text:style-name="P1"><text:span text:style-name="T3">- getInitials(name : String) : St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7.272cm" svg:height="2.286cm" svg:x="53.763cm" svg:y="49.149cm">
          <text:p text:style-name="P1">- mapSize : int</text:p>
          <text:p text:style-name="P1">- initialMap : String[]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53.772cm" svg:y1="48.45cm" svg:x2="50.601cm" svg:y2="28.466cm" draw:start-shape="id15" draw:end-shape="id16" draw:end-glue-point="1" svg:d="M53772 48450h-1586v-19984h-1585">
          <text:p/>
        </draw:connector>
        <draw:rect draw:style-name="gr1" draw:text-style-name="P1" xml:id="id19" draw:id="id19" draw:layer="layout" svg:width="4.953cm" svg:height="1.397cm" svg:x="2.201cm" svg:y="32.258cm">
          <text:p text:style-name="P1"><text:span text:style-name="T1">Tree24</text:span></text:p>
        </draw:rect>
        <draw:rect draw:style-name="gr1" draw:text-style-name="P5" xml:id="id18" draw:id="id18" draw:layer="layout" svg:width="12.827cm" svg:height="1.27cm" svg:x="30.353cm" svg:y="3.048cm">
          <text:p text:style-name="P1"><text:span text:style-name="T7">ContactDirectory</text:span></text:p>
        </draw:rect>
        <draw:rect draw:style-name="gr1" draw:text-style-name="P6" xml:id="id17" draw:id="id17" draw:layer="layout" svg:width="12.827cm" svg:height="1.27cm" svg:x="30.353cm" svg:y="4.318cm">
          <text:p text:style-name="P1"><text:span text:style-name="T8">CONTACT_NAMES_FOLDER : java.io.File</text:span></text:p>
        </draw:rect>
        <draw:connector draw:style-name="gr34" draw:text-style-name="P1" draw:layer="layout" svg:x1="50.673cm" svg:y1="14.224cm" svg:x2="36.766cm" svg:y2="5.588cm" draw:start-shape="id1" draw:start-glue-point="7" draw:end-shape="id17" draw:end-glue-point="2" svg:d="M50673 14224h501v-4635h-14408v-4001">
          <text:p/>
        </draw:connector>
        <draw:connector draw:style-name="gr34" draw:text-style-name="P1" draw:layer="layout" svg:x1="21.251cm" svg:y1="37.148cm" svg:x2="30.353cm" svg:y2="3.683cm" draw:start-shape="id7" draw:start-glue-point="7" draw:end-shape="id18" draw:end-glue-point="3" svg:d="M21251 37148h4552v-33465h4550">
          <text:p/>
        </draw:connector>
        <draw:connector draw:style-name="gr34" draw:text-style-name="P1" draw:layer="layout" svg:x1="53.772cm" svg:y1="48.451cm" svg:x2="43.18cm" svg:y2="4.953cm" draw:start-shape="id15" draw:start-glue-point="5" draw:end-shape="id17" draw:end-glue-point="1" svg:d="M53772 48451h-5296v-43498h-5296">
          <text:p/>
        </draw:connector>
        <draw:custom-shape draw:style-name="gr3" draw:text-style-name="P2" draw:layer="layout" svg:width="17.272cm" svg:height="0.381cm" svg:x="4.995cm" svg:y="49.14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7.272cm" svg:height="0.378cm" svg:x="3.971cm" svg:y="37.84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4.732cm" svg:height="0.254cm" svg:x="6.138cm" svg:y="14.47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17.272cm" svg:height="0.508cm" svg:x="4.868cm" svg:y="20.57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4.677cm" svg:y1="33.655cm" svg:x2="3.979cm" svg:y2="37.148cm" draw:start-shape="id19" draw:start-glue-point="2" draw:end-shape="id7" draw:end-glue-point="5" svg:d="M4677 33655v1397h-1199v2096h501">
          <text:p/>
        </draw:connector>
        <draw:connector draw:style-name="gr4" draw:text-style-name="P1" draw:layer="layout" svg:x1="32.554cm" svg:y1="43.123cm" svg:x2="31.474cm" svg:y2="40.767cm" draw:start-shape="id11" draw:start-glue-point="3" draw:end-shape="id20" draw:end-glue-point="2" svg:d="M32554 43123h-1080v-2356">
          <text:p/>
        </draw:connector>
        <draw:custom-shape draw:style-name="gr2" draw:text-style-name="P2" xml:id="id21" draw:id="id21" draw:layer="layout" svg:width="13.462cm" svg:height="1.397cm" svg:x="23.41cm" svg:y="52.832cm">
          <text:p text:style-name="P1"><text:span text:style-name="T1">TransferContactPa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23.41cm" svg:y1="53.531cm" svg:x2="22.267cm" svg:y2="45.212cm" draw:start-shape="id21" draw:start-glue-point="5" draw:end-shape="id13" draw:end-glue-point="1" svg:d="M23410 53531h-571v-8319h-572">
          <text:p/>
        </draw:connector>
        <draw:custom-shape draw:style-name="gr3" draw:text-style-name="P2" xml:id="id23" draw:id="id23" draw:layer="layout" svg:width="13.462cm" svg:height="0.635cm" svg:x="23.41cm" svg:y="54.22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7" draw:layer="layout" svg:width="13.462cm" svg:height="1.905cm" svg:x="23.41cm" svg:y="54.864cm">
          <text:p text:style-name="P1"><text:span text:style-name="T9">- TransferContact()</text:span></text:p>
          <text:p text:style-name="P1"><text:span text:style-name="T9">+ TransferContact(listView : ListView&lt;String&gt;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3" draw:text-style-name="P1" draw:layer="layout" svg:x1="30.141cm" svg:y1="52.832cm" svg:x2="27.675cm" svg:y2="28.466cm" draw:start-shape="id21" draw:start-glue-point="4" draw:end-shape="id16" draw:end-glue-point="3" svg:d="M30141 52832v-9629h-2966v-14737h500">
          <text:p/>
        </draw:connector>
        <draw:custom-shape draw:style-name="gr2" draw:text-style-name="P2" xml:id="id22" draw:id="id22" draw:layer="layout" svg:width="19.05cm" svg:height="1.397cm" svg:x="2.032cm" svg:y="60.96cm">
          <text:p text:style-name="P1"><text:span text:style-name="T1">ContactReceiv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8" draw:layer="layout" svg:width="19.05cm" svg:height="1.016cm" svg:x="2.032cm" svg:y="62.357cm">
          <text:p text:style-name="P1"><text:span text:style-name="T10"># PORT : i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8" draw:layer="layout" svg:width="19.05cm" svg:height="1.016cm" svg:x="2.032cm" svg:y="63.373cm">
          <text:p text:style-name="P1"><text:span text:style-name="T10">+ receiveContact(button : Button, listView : ListView&lt;String&gt;) : voi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3" draw:text-style-name="P1" draw:layer="layout" svg:x1="21.082cm" svg:y1="61.659cm" svg:x2="23.41cm" svg:y2="54.547cm" draw:start-shape="id22" draw:start-glue-point="7" draw:end-shape="id23" draw:end-glue-point="5" svg:d="M21082 61659h1165v-7112h1163">
          <text:p/>
        </draw:connector>
        <draw:custom-shape draw:style-name="gr2" draw:text-style-name="P2" xml:id="id24" draw:id="id24" draw:layer="layout" svg:width="19.05cm" svg:height="1.397cm" svg:x="34.29cm" svg:y="60.325cm">
          <text:p text:style-name="P1"><text:span text:style-name="T1">ContactSen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9" draw:layer="layout" svg:width="19.05cm" svg:height="1.016cm" svg:x="34.29cm" svg:y="61.722cm">
          <text:p text:style-name="P1"><text:span text:style-name="T11">- IP : St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9" draw:layer="layout" svg:width="19.05cm" svg:height="4.064cm" svg:x="34.29cm" svg:y="62.738cm">
          <text:p text:style-name="P1"><text:span text:style-name="T11">- ContactSender()</text:span></text:p>
          <text:p text:style-name="P1"><text:span text:style-name="T11">+ ContactSender(IP : String)</text:span></text:p>
          <text:p text:style-name="P1"><text:span text:style-name="T11">+ sendContact(contact : Contact) : void</text:span></text:p>
          <text:p text:style-name="P1"><text:span text:style-name="T11">+ setIP(IP : String) : void</text:span></text:p>
          <text:p text:style-name="P1"><text:span text:style-name="T10"># getErrorFormattingStage() : voi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3" draw:text-style-name="P1" draw:layer="layout" svg:x1="43.815cm" svg:y1="60.325cm" svg:x2="36.872cm" svg:y2="54.547cm" draw:start-shape="id24" draw:start-glue-point="4" draw:end-shape="id23" draw:end-glue-point="7" svg:d="M43815 60325v-5778h-694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6.962cm" fo:page-height="68.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09-25T22:46:21.01</meta:creation-date>
    <meta:editing-duration>PT8H26M34S</meta:editing-duration>
    <meta:editing-cycles>23</meta:editing-cycles>
    <meta:generator>OpenOffice/4.1.14$Win32 OpenOffice.org_project/4114m1$Build-9811</meta:generator>
    <meta:initial-creator>Aidan Snyder</meta:initial-creator>
    <dc:date>2023-11-27T15:19:37.75</dc:date>
    <dc:creator>Aidan Snyder</dc:creator>
    <meta:document-statistic meta:object-count="87"/>
  </office:meta>
</office:document-meta>
</file>